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text-properties fo:font-size="8pt" fo:font-style="normal" officeooo:rsid="0217dd4e" officeooo:paragraph-rsid="0271673c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text-properties fo:font-size="8pt" fo:font-style="normal" officeooo:rsid="020effee" officeooo:paragraph-rsid="0214218c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text-properties fo:font-size="8pt" fo:font-style="normal" officeooo:rsid="023643b5" officeooo:paragraph-rsid="023643b5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style:text-properties fo:font-size="8pt" fo:font-style="normal" officeooo:rsid="023643b5" officeooo:paragraph-rsid="023a8683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text-properties fo:font-size="8pt" fo:font-style="normal" officeooo:rsid="023643b5" officeooo:paragraph-rsid="0242970f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23643b5" officeooo:paragraph-rsid="0252d166" fo:background-color="transparent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23643b5" officeooo:paragraph-rsid="02592119" fo:background-color="transparent" style:font-size-asian="8pt" style:font-style-asian="normal" style:font-size-complex="8pt" style:font-style-complex="normal"/>
    </style:style>
    <style:style style:name="P58" style:family="paragraph" style:parent-style-name="Standard">
      <style:text-properties fo:font-size="8pt" fo:font-style="normal" officeooo:rsid="025c0ce5" officeooo:paragraph-rsid="025c0ce5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text-properties fo:font-size="8pt" fo:font-style="normal" officeooo:rsid="025c0ce5" officeooo:paragraph-rsid="025eb684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text-properties fo:font-size="8pt" fo:font-style="normal" officeooo:rsid="023a8683" officeooo:paragraph-rsid="024b31a9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style:text-properties fo:font-size="8pt" fo:font-style="normal" officeooo:rsid="02747269" officeooo:paragraph-rsid="027357ee" fo:background-color="transparent" style:font-size-asian="8pt" style:font-style-asian="normal" style:font-size-complex="8pt" style:font-style-complex="normal"/>
    </style:style>
    <style:style style:name="P62" style:family="paragraph" style:parent-style-name="Standard">
      <style:text-properties fo:font-size="8pt" fo:font-style="normal" officeooo:rsid="02747269" officeooo:paragraph-rsid="02752c9f" fo:background-color="transparent" style:font-size-asian="8pt" style:font-style-asian="normal" style:font-size-complex="8pt" style:font-style-complex="normal"/>
    </style:style>
    <style:style style:name="P63" style:family="paragraph" style:parent-style-name="Standard">
      <style:text-properties fo:font-size="8pt" fo:font-style="normal" officeooo:rsid="02747269" officeooo:paragraph-rsid="027650dd" fo:background-color="transparent" style:font-size-asian="8pt" style:font-style-asian="normal" style:font-size-complex="8pt" style:font-style-complex="normal"/>
    </style:style>
    <style:style style:name="P64" style:family="paragraph" style:parent-style-name="Standard">
      <style:text-properties fo:font-size="8pt" fo:font-style="normal" officeooo:rsid="0278a933" officeooo:paragraph-rsid="0278a933" fo:background-color="transparent" style:font-size-asian="8pt" style:font-style-asian="normal" style:font-size-complex="8pt" style:font-style-complex="normal"/>
    </style:style>
    <style:style style:name="P65" style:family="paragraph" style:parent-style-name="Standard">
      <style:text-properties fo:font-size="8pt" fo:font-style="normal" officeooo:rsid="0278a933" officeooo:paragraph-rsid="027d67b2" fo:background-color="transparent" style:font-size-asian="8pt" style:font-style-asian="normal" style:font-size-complex="8pt" style:font-style-complex="normal"/>
    </style:style>
    <style:style style:name="P66" style:family="paragraph" style:parent-style-name="Standard">
      <style:text-properties fo:font-size="8pt" fo:font-style="normal" officeooo:rsid="0278a933" officeooo:paragraph-rsid="027ee47a" fo:background-color="transparent" style:font-size-asian="8pt" style:font-style-asian="normal" style:font-size-complex="8pt" style:font-style-complex="normal"/>
    </style:style>
    <style:style style:name="P67" style:family="paragraph" style:parent-style-name="Standard">
      <style:text-properties fo:font-size="8pt" fo:font-style="normal" officeooo:rsid="0278a933" officeooo:paragraph-rsid="02841af0" fo:background-color="transparent" style:font-size-asian="8pt" style:font-style-asian="normal" style:font-size-complex="8pt" style:font-style-complex="normal"/>
    </style:style>
    <style:style style:name="P68" style:family="paragraph" style:parent-style-name="Standard">
      <style:text-properties fo:font-size="8pt" fo:font-style="normal" officeooo:rsid="0278a933" officeooo:paragraph-rsid="02867aa0" fo:background-color="transparent" style:font-size-asian="8pt" style:font-style-asian="normal" style:font-size-complex="8pt" style:font-style-complex="normal"/>
    </style:style>
    <style:style style:name="P69" style:family="paragraph" style:parent-style-name="Standard">
      <style:text-properties fo:font-size="8pt" fo:font-style="normal" officeooo:rsid="0278a933" officeooo:paragraph-rsid="028792b7" fo:background-color="transparent" style:font-size-asian="8pt" style:font-style-asian="normal" style:font-size-complex="8pt" style:font-style-complex="normal"/>
    </style:style>
    <style:style style:name="P70" style:family="paragraph" style:parent-style-name="Standard">
      <style:text-properties fo:font-size="8pt" fo:font-style="normal" officeooo:rsid="0278a933" officeooo:paragraph-rsid="028d9850" fo:background-color="transparent" style:font-size-asian="8pt" style:font-style-asian="normal" style:font-size-complex="8pt" style:font-style-complex="normal"/>
    </style:style>
    <style:style style:name="P71" style:family="paragraph" style:parent-style-name="Standard">
      <style:text-properties fo:font-size="8pt" fo:font-style="normal" officeooo:rsid="0278a933" officeooo:paragraph-rsid="029474ba" fo:background-color="transparent" style:font-size-asian="8pt" style:font-style-asian="normal" style:font-size-complex="8pt" style:font-style-complex="normal"/>
    </style:style>
    <style:style style:name="P72" style:family="paragraph" style:parent-style-name="Standard">
      <style:text-properties fo:font-size="8pt" fo:font-style="normal" officeooo:rsid="0295bb58" officeooo:paragraph-rsid="0295bb58" fo:background-color="transparent" style:font-size-asian="8pt" style:font-style-asian="normal" style:font-size-complex="8pt" style:font-style-complex="normal"/>
    </style:style>
    <style:style style:name="P73" style:family="paragraph" style:parent-style-name="Standard">
      <style:text-properties fo:font-size="8pt" fo:font-style="normal" officeooo:rsid="02962d11" officeooo:paragraph-rsid="0297f567" fo:background-color="transparent" style:font-size-asian="8pt" style:font-style-asian="normal" style:font-size-complex="8pt" style:font-style-complex="normal"/>
    </style:style>
    <style:style style:name="P74" style:family="paragraph" style:parent-style-name="Standard">
      <style:text-properties fo:font-size="8pt" fo:font-style="normal" officeooo:rsid="0298bd0b" officeooo:paragraph-rsid="0298bd0b" fo:background-color="transparent" style:font-size-asian="8pt" style:font-style-asian="normal" style:font-size-complex="8pt" style:font-style-complex="normal"/>
    </style:style>
    <style:style style:name="P75" style:family="paragraph" style:parent-style-name="Standard">
      <style:text-properties fo:font-size="8pt" fo:font-style="normal" officeooo:rsid="029a9c3e" officeooo:paragraph-rsid="029a9c3e" fo:background-color="transparent" style:font-size-asian="8pt" style:font-style-asian="normal" style:font-size-complex="8pt" style:font-style-complex="normal"/>
    </style:style>
    <style:style style:name="P76" style:family="paragraph" style:parent-style-name="Standard">
      <style:text-properties fo:font-size="8pt" fo:font-style="normal" officeooo:rsid="029a9c3e" officeooo:paragraph-rsid="029b3cd8" fo:background-color="transparent" style:font-size-asian="8pt" style:font-style-asian="normal" style:font-size-complex="8pt" style:font-style-complex="normal"/>
    </style:style>
    <style:style style:name="P77" style:family="paragraph" style:parent-style-name="Standard">
      <style:text-properties fo:font-size="8pt" fo:font-style="normal" officeooo:rsid="029a9c3e" officeooo:paragraph-rsid="029e775e" fo:background-color="transparent" style:font-size-asian="8pt" style:font-style-asian="normal" style:font-size-complex="8pt" style:font-style-complex="normal"/>
    </style:style>
    <style:style style:name="P78" style:family="paragraph" style:parent-style-name="Standard">
      <style:text-properties fo:font-size="8pt" fo:font-style="normal" officeooo:rsid="029a9c3e" officeooo:paragraph-rsid="02a30e7c" fo:background-color="transparent" style:font-size-asian="8pt" style:font-style-asian="normal" style:font-size-complex="8pt" style:font-style-complex="normal"/>
    </style:style>
    <style:style style:name="P79" style:family="paragraph" style:parent-style-name="Standard">
      <style:text-properties fo:font-size="8pt" fo:font-style="normal" officeooo:rsid="029a9c3e" officeooo:paragraph-rsid="02a9a202" fo:background-color="transparent" style:font-size-asian="8pt" style:font-style-asian="normal" style:font-size-complex="8pt" style:font-style-complex="normal"/>
    </style:style>
    <style:style style:name="P80" style:family="paragraph" style:parent-style-name="Standard">
      <style:text-properties fo:font-size="8pt" fo:font-style="normal" officeooo:rsid="029a9c3e" officeooo:paragraph-rsid="02ac547a" fo:background-color="transparent" style:font-size-asian="8pt" style:font-style-asian="normal" style:font-size-complex="8pt" style:font-style-complex="normal"/>
    </style:style>
    <style:style style:name="P81" style:family="paragraph" style:parent-style-name="Standard">
      <style:text-properties fo:font-size="8pt" fo:font-style="normal" officeooo:rsid="029a9c3e" officeooo:paragraph-rsid="02ac76f2" fo:background-color="transparent" style:font-size-asian="8pt" style:font-style-asian="normal" style:font-size-complex="8pt" style:font-style-complex="normal"/>
    </style:style>
    <style:style style:name="P82" style:family="paragraph" style:parent-style-name="Standard">
      <style:text-properties fo:font-size="8pt" fo:font-style="normal" officeooo:rsid="02ac99d0" officeooo:paragraph-rsid="02ac99d0" fo:background-color="transparent" style:font-size-asian="8pt" style:font-style-asian="normal" style:font-size-complex="8pt" style:font-style-complex="normal"/>
    </style:style>
    <style:style style:name="P83" style:family="paragraph" style:parent-style-name="Standard">
      <style:text-properties fo:font-size="8pt" fo:font-style="normal" officeooo:rsid="02af14d9" officeooo:paragraph-rsid="02b12a6f" fo:background-color="transparent" style:font-size-asian="8pt" style:font-style-asian="normal" style:font-size-complex="8pt" style:font-style-complex="normal"/>
    </style:style>
    <style:style style:name="P84" style:family="paragraph" style:parent-style-name="Standard">
      <style:text-properties fo:font-size="8pt" fo:font-style="normal" officeooo:rsid="02af14d9" officeooo:paragraph-rsid="02b4e72a" fo:background-color="transparent" style:font-size-asian="8pt" style:font-style-asian="normal" style:font-size-complex="8pt" style:font-style-complex="normal"/>
    </style:style>
    <style:style style:name="P85" style:family="paragraph" style:parent-style-name="Standard">
      <style:text-properties fo:font-size="8pt" fo:font-style="normal" officeooo:rsid="02af14d9" officeooo:paragraph-rsid="02b8c64d" fo:background-color="transparent" style:font-size-asian="8pt" style:font-style-asian="normal" style:font-size-complex="8pt" style:font-style-complex="normal"/>
    </style:style>
    <style:style style:name="P86" style:family="paragraph" style:parent-style-name="Standard">
      <style:text-properties fo:font-size="8pt" fo:font-style="normal" officeooo:rsid="02af14d9" officeooo:paragraph-rsid="02bb8e4d" fo:background-color="transparent" style:font-size-asian="8pt" style:font-style-asian="normal" style:font-size-complex="8pt" style:font-style-complex="normal"/>
    </style:style>
    <style:style style:name="P87" style:family="paragraph" style:parent-style-name="Standard">
      <style:text-properties fo:font-size="8pt" fo:font-style="normal" officeooo:rsid="02af14d9" officeooo:paragraph-rsid="02bc65c5" fo:background-color="transparent" style:font-size-asian="8pt" style:font-style-asian="normal" style:font-size-complex="8pt" style:font-style-complex="normal"/>
    </style:style>
    <style:style style:name="P88" style:family="paragraph" style:parent-style-name="Standard">
      <style:text-properties fo:font-size="8pt" fo:font-style="normal" officeooo:rsid="02bcdbc3" officeooo:paragraph-rsid="02bcdbc3" fo:background-color="transparent" style:font-size-asian="8pt" style:font-style-asian="normal" style:font-size-complex="8pt" style:font-style-complex="normal"/>
    </style:style>
    <style:style style:name="P89" style:family="paragraph" style:parent-style-name="Standard">
      <style:text-properties fo:font-size="8pt" fo:font-style="normal" officeooo:rsid="02bcdbc3" officeooo:paragraph-rsid="02befaa5" fo:background-color="transparent" style:font-size-asian="8pt" style:font-style-asian="normal" style:font-size-complex="8pt" style:font-style-complex="normal"/>
    </style:style>
    <style:style style:name="P90" style:family="paragraph" style:parent-style-name="Standard">
      <style:text-properties fo:font-size="8pt" fo:font-style="normal" officeooo:rsid="02bcdbc3" officeooo:paragraph-rsid="02c79541" fo:background-color="transparent" style:font-size-asian="8pt" style:font-style-asian="normal" style:font-size-complex="8pt" style:font-style-complex="normal"/>
    </style:style>
    <style:style style:name="P91" style:family="paragraph" style:parent-style-name="Standard">
      <style:text-properties fo:font-size="8pt" fo:font-style="normal" officeooo:rsid="02bcdbc3" officeooo:paragraph-rsid="02c8a60c" fo:background-color="transparent" style:font-size-asian="8pt" style:font-style-asian="normal" style:font-size-complex="8pt" style:font-style-complex="normal"/>
    </style:style>
    <style:style style:name="P92" style:family="paragraph" style:parent-style-name="Standard">
      <style:text-properties fo:font-size="8pt" fo:font-style="normal" officeooo:rsid="02ca25a5" officeooo:paragraph-rsid="02ca25a5" fo:background-color="transparent" style:font-size-asian="8pt" style:font-style-asian="normal" style:font-size-complex="8pt" style:font-style-complex="normal"/>
    </style:style>
    <style:style style:name="P93" style:family="paragraph" style:parent-style-name="Standard">
      <style:text-properties fo:font-size="8pt" fo:font-style="normal" officeooo:rsid="02ca25a5" officeooo:paragraph-rsid="02d52bd8" fo:background-color="transparent" style:font-size-asian="8pt" style:font-style-asian="normal" style:font-size-complex="8pt" style:font-style-complex="normal"/>
    </style:style>
    <style:style style:name="P94" style:family="paragraph" style:parent-style-name="Standard">
      <style:text-properties fo:font-size="8pt" fo:font-style="normal" officeooo:rsid="02ca25a5" officeooo:paragraph-rsid="02d6d78b" fo:background-color="transparent" style:font-size-asian="8pt" style:font-style-asian="normal" style:font-size-complex="8pt" style:font-style-complex="normal"/>
    </style:style>
    <style:style style:name="P95" style:family="paragraph" style:parent-style-name="Standard">
      <style:text-properties fo:font-size="8pt" fo:font-style="normal" officeooo:rsid="02ca25a5" officeooo:paragraph-rsid="02d8cd60" fo:background-color="transparent" style:font-size-asian="8pt" style:font-style-asian="normal" style:font-size-complex="8pt" style:font-style-complex="normal"/>
    </style:style>
    <style:style style:name="P96" style:family="paragraph" style:parent-style-name="Standard">
      <style:text-properties fo:font-size="8pt" fo:font-style="normal" officeooo:rsid="02ca25a5" officeooo:paragraph-rsid="02dc8738" fo:background-color="transparent" style:font-size-asian="8pt" style:font-style-asian="normal" style:font-size-complex="8pt" style:font-style-complex="normal"/>
    </style:style>
    <style:style style:name="P97" style:family="paragraph" style:parent-style-name="Standard">
      <style:text-properties fo:font-size="8pt" fo:font-style="normal" officeooo:rsid="02ca25a5" officeooo:paragraph-rsid="02df489f" fo:background-color="transparent" style:font-size-asian="8pt" style:font-style-asian="normal" style:font-size-complex="8pt" style:font-style-complex="normal"/>
    </style:style>
    <style:style style:name="P98" style:family="paragraph" style:parent-style-name="Standard">
      <style:text-properties fo:font-size="8pt" fo:font-style="normal" officeooo:rsid="02ca25a5" officeooo:paragraph-rsid="02e1f5a3" fo:background-color="transparent" style:font-size-asian="8pt" style:font-style-asian="normal" style:font-size-complex="8pt" style:font-style-complex="normal"/>
    </style:style>
    <style:style style:name="P99" style:family="paragraph" style:parent-style-name="Standard">
      <style:text-properties fo:font-size="8pt" fo:font-style="normal" officeooo:rsid="02ca25a5" officeooo:paragraph-rsid="02e45da6" fo:background-color="transparent" style:font-size-asian="8pt" style:font-style-asian="normal" style:font-size-complex="8pt" style:font-style-complex="normal"/>
    </style:style>
    <style:style style:name="P100" style:family="paragraph" style:parent-style-name="Standard">
      <style:text-properties fo:font-size="8pt" fo:font-style="normal" officeooo:rsid="02ca25a5" officeooo:paragraph-rsid="02e5a6c8" fo:background-color="transparent" style:font-size-asian="8pt" style:font-style-asian="normal" style:font-size-complex="8pt" style:font-style-complex="normal"/>
    </style:style>
    <style:style style:name="P101" style:family="paragraph" style:parent-style-name="Standard">
      <style:text-properties fo:font-size="8pt" fo:font-style="normal" officeooo:rsid="02ca25a5" officeooo:paragraph-rsid="02ed3385" fo:background-color="transparent" style:font-size-asian="8pt" style:font-style-asian="normal" style:font-size-complex="8pt" style:font-style-complex="normal"/>
    </style:style>
    <style:style style:name="P102" style:family="paragraph" style:parent-style-name="Standard">
      <style:text-properties fo:font-size="8pt" fo:font-style="normal" officeooo:rsid="02efbdb6" officeooo:paragraph-rsid="02efbdb6" fo:background-color="transparent" style:font-size-asian="8pt" style:font-style-asian="normal" style:font-size-complex="8pt" style:font-style-complex="normal"/>
    </style:style>
    <style:style style:name="P103" style:family="paragraph" style:parent-style-name="Standard">
      <style:text-properties fo:font-size="8pt" fo:font-style="normal" officeooo:rsid="02efbdb6" officeooo:paragraph-rsid="02f13884" fo:background-color="transparent" style:font-size-asian="8pt" style:font-style-asian="normal" style:font-size-complex="8pt" style:font-style-complex="normal"/>
    </style:style>
    <style:style style:name="P104" style:family="paragraph" style:parent-style-name="Standard">
      <style:text-properties fo:font-size="8pt" fo:font-style="normal" officeooo:rsid="02efbdb6" officeooo:paragraph-rsid="02f309e6" fo:background-color="transparent" style:font-size-asian="8pt" style:font-style-asian="normal" style:font-size-complex="8pt" style:font-style-complex="normal"/>
    </style:style>
    <style:style style:name="P105" style:family="paragraph" style:parent-style-name="Standard">
      <style:text-properties fo:font-size="8pt" fo:font-style="normal" officeooo:rsid="02efbdb6" officeooo:paragraph-rsid="02fd224e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text-properties fo:font-size="8pt" fo:font-style="normal" officeooo:rsid="02efbdb6" officeooo:paragraph-rsid="02ff0d9f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  <style:style style:name="T62" style:family="text">
      <style:text-properties officeooo:rsid="023a8683"/>
    </style:style>
    <style:style style:name="T63" style:family="text">
      <style:text-properties officeooo:rsid="024c048a"/>
    </style:style>
    <style:style style:name="T64" style:family="text">
      <style:text-properties officeooo:rsid="02524a35"/>
    </style:style>
    <style:style style:name="T65" style:family="text">
      <style:text-properties officeooo:rsid="025eb684"/>
    </style:style>
    <style:style style:name="T66" style:family="text">
      <style:text-properties officeooo:rsid="026662e5"/>
    </style:style>
    <style:style style:name="T67" style:family="text">
      <style:text-properties officeooo:rsid="026b601b"/>
    </style:style>
    <style:style style:name="T68" style:family="text">
      <style:text-properties officeooo:rsid="02751d27"/>
    </style:style>
    <style:style style:name="T69" style:family="text">
      <style:text-properties officeooo:rsid="027650dd"/>
    </style:style>
    <style:style style:name="T70" style:family="text">
      <style:text-properties officeooo:rsid="027b8115"/>
    </style:style>
    <style:style style:name="T71" style:family="text">
      <style:text-properties officeooo:rsid="027c7ab9"/>
    </style:style>
    <style:style style:name="T72" style:family="text">
      <style:text-properties officeooo:rsid="027ee47a"/>
    </style:style>
    <style:style style:name="T73" style:family="text">
      <style:text-properties officeooo:rsid="02841af0"/>
    </style:style>
    <style:style style:name="T74" style:family="text">
      <style:text-properties officeooo:rsid="02867aa0"/>
    </style:style>
    <style:style style:name="T75" style:family="text">
      <style:text-properties officeooo:rsid="028792b7"/>
    </style:style>
    <style:style style:name="T76" style:family="text">
      <style:text-properties officeooo:rsid="028836b7"/>
    </style:style>
    <style:style style:name="T77" style:family="text">
      <style:text-properties officeooo:rsid="0289d04a"/>
    </style:style>
    <style:style style:name="T78" style:family="text">
      <style:text-properties officeooo:rsid="028d9850"/>
    </style:style>
    <style:style style:name="T79" style:family="text">
      <style:text-properties officeooo:rsid="0295bb58"/>
    </style:style>
    <style:style style:name="T80" style:family="text">
      <style:text-properties officeooo:rsid="0297f567"/>
    </style:style>
    <style:style style:name="T81" style:family="text">
      <style:text-properties officeooo:rsid="02992694"/>
    </style:style>
    <style:style style:name="T82" style:family="text">
      <style:text-properties officeooo:rsid="029b3cd8"/>
    </style:style>
    <style:style style:name="T83" style:family="text">
      <style:text-properties officeooo:rsid="029cd283"/>
    </style:style>
    <style:style style:name="T84" style:family="text">
      <style:text-properties officeooo:rsid="02a08b64"/>
    </style:style>
    <style:style style:name="T85" style:family="text">
      <style:text-properties officeooo:rsid="02a73cbb"/>
    </style:style>
    <style:style style:name="T86" style:family="text">
      <style:text-properties officeooo:rsid="02a9a202"/>
    </style:style>
    <style:style style:name="T87" style:family="text">
      <style:text-properties officeooo:rsid="02ac76f2"/>
    </style:style>
    <style:style style:name="T88" style:family="text">
      <style:text-properties officeooo:rsid="02ad348e"/>
    </style:style>
    <style:style style:name="T89" style:family="text">
      <style:text-properties officeooo:rsid="02b0a758"/>
    </style:style>
    <style:style style:name="T90" style:family="text">
      <style:text-properties officeooo:rsid="02b12a6f"/>
    </style:style>
    <style:style style:name="T91" style:family="text">
      <style:text-properties officeooo:rsid="02b4e72a"/>
    </style:style>
    <style:style style:name="T92" style:family="text">
      <style:text-properties officeooo:rsid="02b72432"/>
    </style:style>
    <style:style style:name="T93" style:family="text">
      <style:text-properties officeooo:rsid="02baf476"/>
    </style:style>
    <style:style style:name="T94" style:family="text">
      <style:text-properties officeooo:rsid="02bc65c5"/>
    </style:style>
    <style:style style:name="T95" style:family="text">
      <style:text-properties officeooo:rsid="02bcfd6d"/>
    </style:style>
    <style:style style:name="T96" style:family="text">
      <style:text-properties officeooo:rsid="02c0dae3"/>
    </style:style>
    <style:style style:name="T97" style:family="text">
      <style:text-properties officeooo:rsid="02c8a60c"/>
    </style:style>
    <style:style style:name="T98" style:family="text">
      <style:text-properties officeooo:rsid="02caeebf"/>
    </style:style>
    <style:style style:name="T99" style:family="text">
      <style:text-properties officeooo:rsid="02ccfcf1"/>
    </style:style>
    <style:style style:name="T100" style:family="text">
      <style:text-properties officeooo:rsid="02d63c24"/>
    </style:style>
    <style:style style:name="T101" style:family="text">
      <style:text-properties officeooo:rsid="02d8cd60"/>
    </style:style>
    <style:style style:name="T102" style:family="text">
      <style:text-properties officeooo:rsid="02dc8738"/>
    </style:style>
    <style:style style:name="T103" style:family="text">
      <style:text-properties officeooo:rsid="02df489f"/>
    </style:style>
    <style:style style:name="T104" style:family="text">
      <style:text-properties officeooo:rsid="02e1f5a3"/>
    </style:style>
    <style:style style:name="T105" style:family="text">
      <style:text-properties officeooo:rsid="02e45da6"/>
    </style:style>
    <style:style style:name="T106" style:family="text">
      <style:text-properties officeooo:rsid="02e5a6c8"/>
    </style:style>
    <style:style style:name="T107" style:family="text">
      <style:text-properties officeooo:rsid="02e65b1a"/>
    </style:style>
    <style:style style:name="T108" style:family="text">
      <style:text-properties officeooo:rsid="02f0e25f"/>
    </style:style>
    <style:style style:name="T109" style:family="text">
      <style:text-properties officeooo:rsid="02f13884"/>
    </style:style>
    <style:style style:name="T110" style:family="text">
      <style:text-properties officeooo:rsid="02f309e6"/>
    </style:style>
    <style:style style:name="T111" style:family="text">
      <style:text-properties officeooo:rsid="02f6915e"/>
    </style:style>
    <style:style style:name="T112" style:family="text">
      <style:text-properties officeooo:rsid="02ff0d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52"><text:tab/>Mask功能很有用，比如在绘制阴影时，可忽略所有的color分量。在贴瓷釉时，可忽略depth buffer。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0"><text:tab/><text:span text:style-name="T61">Rendering in Stereo，这个是系统相关的，其依赖于使用的设备。这里我们可以使用geometry shader实现左右眼不同的image。</text:span></text:p>
      <text:p text:style-name="P53">5. Antialiasing</text:p>
      <text:p text:style-name="P54"><text:tab/>防锯齿现象。aliasing是因为采用频率不足导致的，因此在消除aliasing时，可以考虑增加采样率。</text:p>
      <text:p text:style-name="P54"><text:tab/>filter是采用和背景色混色的一种防抖技术，根据fragment和pixel间的overlay比例关系确定混色比例。</text:p>
      <text:p text:style-name="P55"><text:tab/><text:span text:style-name="T62">Multi-Sample，即通过增加采样的方式防抖，即每个像素有多个的采样点（1，2，4，8）。这种技术也可用于texture中。</text:span></text:p>
      <text:p text:style-name="P60"><text:tab/>Sample Coverage ，即fragment和pixel之间覆盖的比率，我们可以使能并控制他来达到防抖的效果。有三种方法：1）使用alpha直接表示表示为coverage，比如一个fragment的alpha为0.4，而OpenGL认为该pixel有66%被primitive所覆盖，那么samples的个数就是0.4*0.66 = 0.25，对于8 sample 的MSAA buffer，那么最终有2个sample被写入。2）手动修改coverage，glSampleCoverage(value, invert)。3 ）直接在fragment shader中进行设置，使用两个内置变量gl_SampleMaskIn[] and gl_SampleMask[]，前者是OpenGL在光栅化的时候生成的。</text:p>
      <text:p text:style-name="P56"><text:tab/><text:span text:style-name="T63">Sample Rate Shading，Multi-Sample防抖计算能解决primitive边缘的锯齿现象，但是无法解决shader直接产生的一些edge的锯齿。Sample Rate Shading使能后，shader将为每个sample运行一次，比如8 sample per pixel，其要最大可运行8次per pixel。可以通过函数 glMinSampleShading()设置有多大比例的sample进行shading，比如设置为0.5或1.0. 如果fragment shader中有声明sample in vec2 tex_coord;，者表示shader以sample rate运行，且每sample tex_coord都有不同。</text:span></text:p>
      <text:p text:style-name="P57"><text:tab/><text:span text:style-name="T64">Centroid Sampling，质心采样。如果使用multi-sampled draw buffer进行render，OpenGL在插值时会随意选取pixel中的sample进行插值。这种方法在插值edge处的sample时会有问题，因为有些sample甚至并不处于primitive的coverage中。但是如果以centroid对输入进行修饰，centroid in vec2 tex_coord;，则OpenGL在插值时会使用同时被pixel和primitive所覆盖的sample。不过需要注意在需要精确的gradient的情况下，不要使用centroid sampling，因为sample间隔可能会大于一个pixel。这个可以用来检测edge。</text:span></text:p>
      <text:p text:style-name="P58">6. Advanced Framebuffer Formats</text:p>
      <text:p text:style-name="P59"><text:tab/><text:span text:style-name="T65">Rendering with No Attachments，即未绑定任何的texture给Framebuffer。但是我们依然可以通过shader获取side effect，比如atomic counter，或者保存到image中等等。此时我们可以设置一个很大的viewport（比如10000*10000），而不用考虑memory的问题。</text:span></text:p>
      <text:p text:style-name="P51"><text:tab/><text:span text:style-name="T66">Floating-Point Framebuffers，即full floating-point precision的数据。一般pipeline会clamp到（0.0～1.0）的范围，因此使用fixed-point格式的数据，但这样的精度较低，无法包含足够的信息。虽然floating-point精度的color格式无法在display上显示，但是我们可以设置texture为floating-point格式的颜色，然后根据我们的需要处理后再clamp到（0.0～1.0），使其在display上显示。Using Floating-Point Formats，只需将texture的数据格式声明为GL_RGBA16F等，其表示16bit的float。</text:span><text:tab/><text:span text:style-name="T67">High Dynamic Range(HDR)，HDR image就是将不同曝光度的image合成，使其同时包含高亮处和灰暗处的细节。Tone Mapping，</text:span></text:p>
      <text:p text:style-name="P61">7. Point Sprites</text:p>
      <text:p text:style-name="P62"><text:tab/>在对点作纹理的时候，显然无法像其他primitive一样作纹理，<text:span text:style-name="T68">OpenGL针对这种情况做了一些特殊的配置。有些内置变量可用，gl_PointSize可以设置点的大小，而gl_PointCoord可用于纹理采样。</text:span></text:p>
      <text:p text:style-name="P63"><text:tab/><text:span text:style-name="T69">Shaped Points，即我们可以赋予点一个形状。</text:span></text:p>
      <text:p text:style-name="P64">8. Getting at Your Image</text:p>
      <text:p text:style-name="P64"><text:tab/>有时候我们并不希望render完成后<text:span text:style-name="T70">，将framebuffer显示到display上，而是保存为image。</text:span></text:p>
      <text:p text:style-name="P65"><text:tab/><text:span text:style-name="T71">Reading from a Framebuffer，即从framebuffer读取color/depth/stencil等。比如我们可以Taking a Screenshot。</text:span></text:p>
      <text:p text:style-name="P66"><text:tab/><text:span text:style-name="T72">Copying Data between Framebuffers，即framebuffer间的copy，我们不需将其copy到cpu的内存空间，这样的效率很低。可以使用blit命令进行快速拷贝。不仅仅只是拷贝，在拷贝的同时还可以进行缩放。</text:span></text:p>
      <text:p text:style-name="P67"><text:tab/><text:span text:style-name="T73">Copying Data into a Texture，可以直接copy framebuffer到texture中，也可在texture间进行拷贝。</text:span></text:p>
      <text:p text:style-name="P68"><text:tab/><text:span text:style-name="T74">Reading Back Texture Data，即可以从texture中读取数据。</text:span></text:p>
      <text:p text:style-name="P68"/>
      <text:p text:style-name="P69">七<text:span text:style-name="T75">、Compute Shaders</text:span></text:p>
      <text:p text:style-name="P69"><text:tab/>可用于进行图片处理<text:span text:style-name="T76">。</text:span></text:p>
      <text:p text:style-name="P70"><text:tab/><text:span text:style-name="T77">Using Compute Shaders, Compute Shader是一个独占的shader不能和其他graphic shader一起使用，也就是说pipeline中只能有compute shader。</text:span></text:p>
      <text:p text:style-name="P70"><text:span text:style-name="T77"><text:s/>void glDispatchCompute(GLuint num_groups_x,</text:span></text:p>
      <text:p text:style-name="P70"><text:span text:style-name="T78"><text:tab/><text:tab/><text:tab/><text:tab/>GLuint num_groups_y,</text:span></text:p>
      <text:p text:style-name="P70"><text:span text:style-name="T78"><text:tab/><text:tab/><text:tab/><text:tab/>GLuint num_groups_z);</text:span></text:p>
      <text:p text:style-name="P71"><text:span text:style-name="T78">work groups分为global和local work groups。 glDispatchCompute()将发起一个global work groups，其会分为多个的local work groups进行运行。num_groups_x,num_groups_y,num_groups_z即确定了local work groups的数量。而每个local work group中x,y,z的值可以通过shader内部的layout标识符表示，比如layout (local_size_x = 4,local_size_y = 7,local_size_z = 10) in; shader的一次invocation表示一个work item，即这个work group有280 个work item。有几个内置的输入变量表示当前invocation在global work group中的位置：</text:span></text:p>
      <text:p text:style-name="P72">uvec3 gl_LocalInvocationID //work group中的位置</text:p>
      <text:p text:style-name="P73"><text:span text:style-name="T79">uvec3 </text:span>gl_WorkGroupSize // work group的大小<text:span text:style-name="T80">(local_size_x, local_size_y, local_size_z)</text:span></text:p>
      <text:p text:style-name="P74">uvec3 gl_WorkGroupID //work group id，即其在global work group中的位置</text:p>
      <text:p text:style-name="P74">uvec3 gl_NumWorkGroups //global work group的大小<text:span text:style-name="T81">，即work group的数量。</text:span></text:p>
      <text:p text:style-name="P75">Uvec3 gl_GlobalInvocationID //gl_WorkGroupID * gl_WorkGroupSize + gl_LocalInvocationID;</text:p>
      <text:p text:style-name="P76"><text:soft-page-break/>gl_LocalInvocationIndex //<text:span text:style-name="T82">gl_LocalInvocationID的一维表示</text:span></text:p>
      <text:p text:style-name="P77"><text:tab/><text:span text:style-name="T83">Compute Shader Communication和tessellation control shaders很相似，在单个patch(或者work group)中每个control point(或者work item)的invocation，shader可以对patch标识符（或者shared标识符）表示的变量进行读写操作。即在单个的patch中，各个invocation间可通过这种方式进行通讯。</text:span></text:p>
      <text:p text:style-name="P78"><text:tab/><text:span text:style-name="T84">Synchronizing Compute Shaders，一个work group的会分成数个chunk，这些chunk会分配一个gpu的时间片，而这些chunk是乱序执行的。当使用shared memory的时候，使用barrier进行同步就很有必要。调用barrier意味着你放弃时间片，等work group中的其它所有invocation执行到相同的位置后才能继续往下执行。</text:span></text:p>
      <text:p text:style-name="P78"><text:tab/><text:span text:style-name="T85">OpenGL3.30版本并不支持computer shader！</text:span></text:p>
      <text:p text:style-name="P79"/>
      <text:p text:style-name="P80">八<text:span text:style-name="T86">、Advanced Data Management<text:line-break/><text:tab/>Eliminating Binding，传统的bind方式，shader所能使用的texture数量有限，一般不超过32个。且再draw命名间需要不断的binding和unbinding操作，使用不方便。GL_ARB_bindless_texture 扩展可支持handle的方式来binding texture。</text:span></text:p>
      <text:p text:style-name="P81"><text:tab/><text:span text:style-name="T87">Sparsely Populated Textures，textures是消耗内存最多的资源，但是实际使用时并不需要所有的data，考虑到这种情况，GL_ARB_sparse_texture扩展支持仅load部分的texture。</text:span></text:p>
      <text:p text:style-name="P81"/>
      <text:p text:style-name="P82">九、Controlling and Monitoring the Pipeline</text:p>
      <text:p text:style-name="P82"><text:tab/>查询指令在<text:span text:style-name="T88">pipeline中</text:span>的执行情况<text:span text:style-name="T88">，测量指令执行的时间，app和OpenGL间如何同步，不同上下文间如何同步。</text:span></text:p>
      <text:p text:style-name="P87"><text:span text:style-name="T94">1. <text:s/></text:span>Queries</text:p>
      <text:p text:style-name="P87"><text:tab/>就象在课堂上举手一样<text:span text:style-name="T89">，我们可以请求多个Queries，这些Queries会在Pipeline中排队，等待处理。Queries对象和其他对象一样可以生成或删除。</text:span></text:p>
      <text:p text:style-name="P83"><text:tab/><text:span text:style-name="T90">Occlusion Queries，统计有可能会被显示的sample的数量。这个可以用来作性能优化，如果有个object非常复杂，但是其最终并没有被显示出来，那么这个object可以不用render。</text:span></text:p>
      <text:p text:style-name="P84"><text:tab/><text:span text:style-name="T91">Timer Queries，判断rendering消耗的时间。可用于判断那些场景render消耗的时间较长，因此可以将优化放到这部分场景中。</text:span></text:p>
      <text:p text:style-name="P85"><text:tab/><text:span text:style-name="T92">Transform Feedback Queries，即OpenGL可记录回写到transform feedback buffers顶点的数量，或者生成的或写入feedback buffers primitive的数量。feedback buffer常用来作为vertex buffer，因此我们可以使用这个Query得到vertex的数量。</text:span></text:p>
      <text:p text:style-name="P86"><text:tab/><text:span text:style-name="T93">Pipeline State Queries，需要支持GL_ARB_pipeline_statistics_query扩展。这些queries可用于对比GPU的性能参数，看有多接近。</text:span></text:p>
      <text:p text:style-name="P88">2. Synchronization in OpenGL</text:p>
      <text:p text:style-name="P89"><text:tab/><text:span text:style-name="T95">Draining the Pipeline，glFlush()确保所有commands已发往OpenGL，但对于其执行的状态一无所知。而glFinish(),则确保所有命令已经执行完毕，pipeline已清空。glFinish()因其会导致性能的损失，一般不用它。</text:span></text:p>
      <text:p text:style-name="P90"><text:tab/><text:span text:style-name="T96">Synchronization and Fences，有时在不清空pipeline的情况下，获知命令执行的状态很重要。OpenGL可以生成一些sync objects，用于等待一些event的发生。比如：glFenceSync(GL_SYNC_GPU_COMMANDS_COMPLETE, 0) 和glClientWaitSync(sync, GL_SYNC_FLUSH_COMMANDS_BIT, timeout); <text:s/>GL_SYNC_FLUSH_COMMANDS_BIT表示要确保sync object已经进入pipeline，否者wait的时候会一直等待下去。和glClientWaitSync()不同，glWaitSync()是用于GPU的等待的。glWaitSync()可用于不同context的同步，即sync对象可用于不同的context中。</text:span></text:p>
      <text:p text:style-name="P90"/>
      <text:p text:style-name="P91">十<text:span text:style-name="T97">、Rendering Techniques</text:span></text:p>
      <text:p text:style-name="P92">1. Lighting Models</text:p>
      <text:p text:style-name="P92"><text:tab/>图形渲染其实就是对光线的模拟<text:span text:style-name="T98">，让user以为看到的是一个真实的世界。因此我们必须模拟光线在真实环境中对物体表面的作用。下面是几种可用于real-time应用开发的lighting models。</text:span></text:p>
      <text:p text:style-name="P93"><text:tab/><text:span text:style-name="T99">The Phong Lighting Model，物体都有三种材料属性：环境光/散射光/镜面反射，最终物体的颜色就是光源和这三种属性相互作用的结果。Ambient Light是任何方向上都有的光线，作用于物体的所有表面。Diffuse Light是光源到达物体表面后，经过物体表面反射后的光线。Specular Highlight是光源在物体表面的成像，和观察者的位置有关。</text:span></text:p>
      <text:p text:style-name="P94"><text:tab/><text:span text:style-name="T100">Blinn-Phong Lighting，这个是对Phong lighting model的优化。使用H代替R，以避免reflect函数的使用。</text:span></text:p>
      <text:p text:style-name="P95"><text:tab/><text:span text:style-name="T101">Rim Lighting，处理物体边缘的漏光现象。</text:span></text:p>
      <text:p text:style-name="P96"><text:tab/><text:span text:style-name="T102">Normal Mapping，进一步改进，为提供更多的细节，我们可以建立一个带normal的texture，通过对texture的插值，为每个fragment提供normal，这样render出来的图像更清晰。</text:span></text:p>
      <text:p text:style-name="P97"><text:tab/><text:span text:style-name="T103">Environment Mapping，针对各种环境下的lighting model。即考虑环境在物体上的成像。</text:span></text:p>
      <text:p text:style-name="P98"><text:tab/><text:span text:style-name="T104">Material Properties，不同材质对光的反射很不一样，此时会用到多个environment texture，并根据材质的不同进行选择。</text:span></text:p>
      <text:p text:style-name="P99"><text:tab/><text:span text:style-name="T105">Casting Shadows，考虑物体间的相互投影。</text:span></text:p>
      <text:p text:style-name="P100"><text:tab/><text:tab/><text:span text:style-name="T106">Shadow Mapping，即从光源看一个场景时，各个物体的可见性。</text:span></text:p>
      <text:p text:style-name="P101"><text:tab/><text:span text:style-name="T107">Atmospheric Effects，空气并非透明，因此光线在其中传输时会被散射/吸收等。比如Fog等。</text:span></text:p>
      <text:p text:style-name="P102">2. Non-Photo-Realistic Rendering</text:p>
      <text:p text:style-name="P102"><text:tab/>即对场景作艺术处理<text:span text:style-name="T108">。</text:span></text:p>
      <text:p text:style-name="P103"><text:tab/><text:span text:style-name="T109">Cell Shading: Texels as Light，以散射光的强度作为1D texture的坐标，然后使用该texture进行渲染。</text:span></text:p>
      <text:p text:style-name="P104"><text:tab/><text:span text:style-name="T110">Alternative Rendering Methods，不同于传统的渲染方式，我们可以使用并行的方式处理一些计算。</text:span></text:p>
      <text:p text:style-name="P105"><text:tab/><text:tab/><text:span text:style-name="T111">Deferred Shading，有些被遮挡的物体其实不必渲染出来。我们可以推迟这一比较耗时的动作。我们先使用一个比较简单的fragment shader，输出一些信息到framebuffer的G-buffer中，这些信息可能会在最后用于实际渲染。G-buffer生成后，仅需要对每个fragment作一次实际渲染需要的计算。</text:span></text:p>
      <text:p text:style-name="P106"><text:tab/><text:tab/><text:tab/><text:span text:style-name="T112">Generating the G-Buffer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8-08T16:49:50.529796357</dc:date>
    <meta:editing-duration>P39DT20H49M21S</meta:editing-duration>
    <meta:editing-cycles>682</meta:editing-cycles>
    <meta:document-statistic meta:table-count="0" meta:image-count="0" meta:object-count="0" meta:page-count="4" meta:paragraph-count="166" meta:word-count="5714" meta:character-count="13018" meta:non-whitespace-character-count="12454"/>
  </office:meta>
</office:document-meta>
</file>